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-0.0209in" fo:margin-top="0.0835in" fo:margin-bottom="0in" loext:contextual-spacing="false" fo:line-height="100%" fo:text-indent="-0.25in" style:auto-text-indent="false" fo:padding="0in" fo:border="none"/>
    </style:style>
    <style:style style:name="P2" style:family="paragraph" style:parent-style-name="Standard" style:list-style-name="WWNum1">
      <style:paragraph-properties fo:margin-left="0.5in" fo:margin-right="-0.0209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9" style:family="paragraph" style:parent-style-name="Subtitle">
      <style:paragraph-properties fo:padding="0in" fo:border="none"/>
    </style:style>
    <style:style style:name="P10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11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12" style:family="paragraph" style:parent-style-name="Heading_20_1">
      <style:paragraph-properties fo:padding="0in" fo:border="none"/>
    </style:style>
    <style:style style:name="P13" style:family="paragraph" style:parent-style-name="Heading_20_2">
      <style:paragraph-properties fo:padding="0in" fo:border="none"/>
    </style:style>
    <style:style style:name="P14" style:family="paragraph" style:parent-style-name="Heading_20_2">
      <style:paragraph-properties fo:margin-left="0in" fo:margin-right="-0.0209in" fo:text-indent="0in" style:auto-text-indent="false"/>
    </style:style>
    <style:style style:name="P15" style:family="paragraph" style:parent-style-name="Title" style:list-style-name="WWNum2" style:master-page-name="First_20_Page">
      <style:paragraph-properties fo:margin-left="0.5in" fo:margin-right="-0.0209in" fo:text-indent="-0.25in" style:auto-text-indent="false" style:page-number="1" fo:padding="0in" fo:border="none"/>
    </style:style>
    <style:style style:name="T1" style:family="text">
      <style:text-properties fo:color="#f75d5d" fo:font-size="36pt" style:text-underline-style="none" style:font-size-asian="36pt" style:font-size-complex="36pt"/>
    </style:style>
    <style:style style:name="T2" style:family="text">
      <style:text-properties fo:font-weight="normal" style:font-weight-asian="normal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15016078" text:style-name="WWNum2">
        <text:list-item>
          <text:p text:style-name="P15"><text:bookmark text:name="_hhevn0icya3z"/>Sitzung</text:p>
        </text:list-item>
      </text:list>
      <text:p text:style-name="P9"><text:bookmark text:name="_6bc6e5a12ww9"/>18.06.2021 </text:p>
      <text:p text:style-name="P12"><text:bookmark text:name="_bx9u4mwuq9wu"/>Lineare Regression</text:p>
      <text:p text:style-name="P13"><text:bookmark text:name="_cllctxd68p6"/>Regressions-Residuen</text:p>
      <text:list xml:id="list1198625044" text:style-name="WWNum1">
        <text:list-item>
          <text:p text:style-name="P1">Verstehen, was der Fehler einer Linearen Regression ist</text:p>
        </text:list-item>
      </text:list>
      <text:p text:style-name="P13"><text:bookmark text:name="_t6mt4yhxr2fu"/>Analytische Lösungen in Linearer Regression</text:p>
      <text:list xml:id="list124331464166449" text:continue-numbering="true" text:style-name="WWNum1">
        <text:list-item>
          <text:p text:style-name="P3">Einsicht, dass die Parameter einer Linearen Regression analytisch, d.h. ohne iterative Verfahren eineindeutig bestimmt werden können.</text:p>
        </text:list-item>
        <text:list-item>
          <text:p text:style-name="P3">Matrizen-Schreibweise für die Multivariate Lineare Regression: Visuelles Wiedererkennen der Formel; Wissen, dass die analytische Lösung die Inversion der Variablen-Kreuzprodukt-Matrix benötigt; Diese Inversion war in der Vergangenheit mathematisch eine Herausforderung</text:p>
        </text:list-item>
        <text:list-item>
          <text:p text:style-name="P3">Polynomiale Regression als Beispiel für Multivariate Lineare Regression; Einsicht, dass die Formel unverändert bleibt, die Regressions-Linie aber keine Gerade mehr ist.</text:p>
        </text:list-item>
      </text:list>
      <text:p text:style-name="Heading_20_2"><text:bookmark text:name="_cw1cgqk2rc3"/>Overfitting</text:p>
      <text:list xml:id="list124330640270887" text:continue-numbering="true" text:style-name="WWNum1">
        <text:list-item>
          <text:p text:style-name="P2">Einsicht, wie overfitting entsteht; Kenntnis um den Zusammenhang von Anzahl Datenpunkte und Anzahl anzupassender Parameter</text:p>
        </text:list-item>
      </text:list>
      <text:p text:style-name="Heading_20_2"><text:bookmark text:name="_sh4au5iupnnc"/>Lösungen für Overfitting</text:p>
      <text:list xml:id="list124331762806023" text:continue-numbering="true" text:style-name="WWNum1">
        <text:list-item>
          <text:p text:style-name="P4">Regularization; L1 und L2 penalties für Parameter in der Fehlerfunktion (loss-function)</text:p>
        </text:list-item>
        <text:list-item>
          <text:p text:style-name="P4">Für Ridge-Regression existiert eine analytische Lösung (dieses Verfahren benötigt auch keine schrittweise Annäherung).</text:p>
        </text:list-item>
        <text:list-item>
          <text:p text:style-name="P4">Unterschied zwischen Ridge- und Lasso-Parameters</text:p>
        </text:list-item>
        <text:list-item>
          <text:p text:style-name="P4">Elastic-Net; was ist es; welche Hyper-Parameter müssen optimiert werden</text:p>
        </text:list-item>
        <text:list-item>
          <text:p text:style-name="P4">Regularization; L1 und L2</text:p>
        </text:list-item>
      </text:list>
      <text:p text:style-name="Heading_20_2"><text:bookmark text:name="_8skcc6ytk6l6"/>Interaktionen</text:p>
      <text:list xml:id="list124332019130476" text:continue-numbering="true" text:style-name="WWNum1">
        <text:list-item>
          <text:p text:style-name="P4">Was sind Interaktionen von Variablen; Wie bildet man in python Interaktions-Terme -&gt; durch Multiplikation der beiden Variablen</text:p>
        </text:list-item>
        <text:list-item>
          <text:p text:style-name="P4">Problematik, die besten Interaktions-Terme für die lineare Regression zu finden</text:p>
        </text:list-item>
      </text:list>
      <text:p text:style-name="Heading_20_2"><text:bookmark text:name="_tcjlx7qfz0g1"/>Konfidenz-Intervalle</text:p>
      <text:list xml:id="list124332548826436" text:continue-numbering="true" text:style-name="WWNum1">
        <text:list-item>
          <text:p text:style-name="P4">Es gibt analytische Konfidenzintervalle, die nur gültig sind, wenn die Voraussetzungen der linearen Regression erfüllt sind</text:p>
        </text:list-item>
        <text:list-item>
          <text:p text:style-name="P4">Es gibt numerische Verfahren (Bootstrapping) um sich auch für nicht-parametrische Verfahren oder bei Verletzung der Voraussetzungen, Konfindenzintervalle abzuleiten</text:p>
        </text:list-item>
      </text:list>
      <text:p text:style-name="Heading_20_2"><text:bookmark text:name="_myi6id9ld7j1"/>Generalized Linear Model (GLM)</text:p>
      <text:list xml:id="list124331158559478" text:continue-numbering="true" text:style-name="WWNum1">
        <text:list-item>
          <text:p text:style-name="P4">Unterschied Generalized Lineare Model and General Lineare Model kennen</text:p>
        </text:list-item>
        <text:list-item>
          <text:p text:style-name="P4">Logistic-Regression ist auch eine Lineare Regression</text:p>
        </text:list-item>
      </text:list>
      <text:p text:style-name="P14"><text:bookmark text:name="_yhnvn8j7b5dt"/>Neuronale Netzwerke und Regression</text:p>
      <text:list xml:id="list124332069501829" text:continue-numbering="true" text:style-name="WWNum1">
        <text:list-item>
          <text:p text:style-name="P4">Ähnlichkeit von Linearer Regression und einem Perceptron verstehen; Übereinstimmung in der Vektorschreibweise erkennen</text:p>
        </text:list-item>
        <text:list-item>
          <text:p text:style-name="P4">weight decay als regularization in Neuronalen Netzwerken ist ein L2-penalty wie in Ridge-Regression</text:p>
        </text:list-item>
      </text:list>
      <text:p text:style-name="P12"><text:bookmark text:name="_v28k6emdbgnv"/>Data Leakage</text:p>
      <text:list xml:id="list124332383599986" text:continue-numbering="true" text:style-name="WWNum1">
        <text:list-item>
          <text:p text:style-name="P4">wie entsteht Data Leakage</text:p>
        </text:list-item>
        <text:list-item>
          <text:p text:style-name="P4">warum müssen wir es verhindern, wenn wir unseren Datensatz zusammenstellen</text:p>
        </text:list-item>
        <text:list-item>
          <text:p text:style-name="P4">Beispiele für Data Leakage</text:p>
        </text:list-item>
        <text:list-item>
          <text:p text:style-name="P4">Wie erkennen wir Data Leakage</text:p>
        </text:list-item>
        <text:list-item>
          <text:p text:style-name="P4">Was sind Abhängige Daten; Oversampling erzeugt abhängige Datensätze</text:p>
        </text:list-item>
        <text:list-item>
          <text:p text:style-name="P4">Richtige Strategie für Oversampling: Nach split in Train- und Test-Data</text:p>
        </text:list-item>
        <text:list-item>
          <text:p text:style-name="P4">Python-Pipeline</text:p>
        </text:list-item>
      </text:list>
      <text:p text:style-name="P12"><text:bookmark text:name="_pqv95n650218"/>Validierunsgs-Schemata</text:p>
      <text:p text:style-name="Heading_20_2"><text:bookmark text:name="_4nfwi0fqg3t"/>Kreuzvalidierung</text:p>
      <text:list xml:id="list124332188289170" text:continue-numbering="true" text:style-name="WWNum1">
        <text:list-item>
          <text:p text:style-name="P4">Warum macht man das</text:p>
        </text:list-item>
        <text:list-item>
          <text:p text:style-name="P4">Nested-Cross-Validation</text:p>
        </text:list-item>
      </text:list>
      <text:p text:style-name="Heading_20_2"><text:bookmark text:name="_4mtv0njzpqg5"/>Stacking</text:p>
      <text:list xml:id="list124332402307549" text:continue-numbering="true" text:style-name="WWNum1">
        <text:list-item>
          <text:p text:style-name="P4">Warum macht man das</text:p>
        </text:list-item>
      </text:list>
      <text:p text:style-name="P5"/>
      <text:p text:style-name="Heading_20_2"><text:bookmark text:name="_brtl9tn8ie94"/>Mean- oder Target-Encoding</text:p>
      <text:list xml:id="list124330585538082" text:continue-numbering="true" text:style-name="WWNum1">
        <text:list-item>
          <text:p text:style-name="P4">Wie funktioniert es?</text:p>
        </text:list-item>
        <text:list-item>
          <text:p text:style-name="P4">Catboost als einen Algorithmus für kategorielle Variablen ist bekannt</text:p>
        </text:list-item>
      </text:list>
      <text:p text:style-name="Heading_20_1"><text:bookmark text:name="_9ratfmcd8w3g"/>House-Prices Example</text:p>
      <text:p text:style-name="Heading_20_2"><text:bookmark text:name="_q3zmz23b1pcj"/>Preprocessing</text:p>
      <text:list xml:id="list124331859632695" text:continue-numbering="true" text:style-name="WWNum1">
        <text:list-item>
          <text:p text:style-name="P4">Wann dürfen die Test-Daten beim Preprocessing im gesamten Datensatz verbleiben</text:p>
        </text:list-item>
        <text:list-item>
          <text:p text:style-name="P4">Preprocessing-Steps in Regression: Box-Cox-Transformation, Missing-Value Imputation, Dummy- aka One-Hot-Encoding, Interaktions-Terme</text:p>
        </text:list-item>
      </text:list>
      <text:p text:style-name="Heading_20_2"><text:bookmark text:name="_1draudpfgbsl"/>Hyper-Parameter-Search</text:p>
      <text:list xml:id="list124332656135953" text:continue-numbering="true" text:style-name="WWNum1">
        <text:list-item>
          <text:p text:style-name="P4">Warum erzeugt man für manche Parameter die Werte für die Grid-Search auf einer logarithmischen Skala?</text:p>
        </text:list-item>
        <text:list-item>
          <text:p text:style-name="P4"><text:soft-page-break/>GridSearchCV sklearn-Klasse ist bekannt</text:p>
        </text:list-item>
      </text:list>
      <text:p text:style-name="Standard"/>
      <text:p text:style-name="Heading_20_2"><text:bookmark text:name="_e2b7nk4dsy6"/>Abschätzen der Güte des trainierten Algorithmus</text:p>
      <text:list xml:id="list124331071286812" text:continue-numbering="true" text:style-name="WWNum1">
        <text:list-item>
          <text:p text:style-name="P4">Wie kann ich Abschätzen, wie gut mein trainierter Algorithmus bei unbekannten Daten sein wird?</text:p>
        </text:list-item>
        <text:list-item>
          <text:p text:style-name="P4">Zusammenhang Modell-Güte und Overfitting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de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Lato" fo:font-size="11pt" fo:language="de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36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8.7917in" fo:margin-left="-1.232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896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7" meta:word-count="433" meta:character-count="3386" meta:non-whitespace-character-count="3046"/>
    <meta:generator>LibreOfficeDev/6.0.5.2$Linux_X86_64 LibreOffice_project/</meta:generator>
  </office:meta>
</office:document-meta>
</file>